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60000002C00EF90BB94819FF4.png" manifest:media-type="image/png"/>
  <manifest:file-entry manifest:full-path="Pictures/100002010000078000000438E5BC21280811B611.png" manifest:media-type="image/png"/>
  <manifest:file-entry manifest:full-path="Pictures/10000201000001F40000002D003EB0EE9F001257.png" manifest:media-type="image/png"/>
  <manifest:file-entry manifest:full-path="Pictures/10000201000005960000002C5D367EAD33CA6E3F.png" manifest:media-type="image/png"/>
  <manifest:file-entry manifest:full-path="Pictures/10000201000005960000002CC9AD97D42FB9EC41.png" manifest:media-type="image/png"/>
  <manifest:file-entry manifest:full-path="Pictures/10000201000005960000002C57F2EF345B28DF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1" svg:font-family="Arial" style:font-pitch="variable"/>
    <style:font-face style:name="Nimbus Roman1" svg:font-family="'Nimbus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2.572cm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style:font-size-asian="14pt" style:font-size-complex="14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solid" style:text-line-through-type="singl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Cloud Computing</text:span><text:span text:style-name="T1"><text:line-break/></text:span><text:span text:style-name="T2">Chat Application</text:span></text:p>
          </draw:text-box>
        </draw:frame>
        <draw:frame draw:name="Untertitel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3">Group J: Anton Kroisant, Dominic Stei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Development Process</text:span></text:p>
          </draw:text-box>
        </draw:frame>
        <draw:frame draw:name="Inhaltsplatzhalter 2" presentation:style-name="pr5" draw:text-style-name="P9" draw:layer="layout" svg:width="26.704cm" svg:height="11.937cm" svg:x="1.89cm" svg:y="5.8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3">Implement locally, testing on Bluemix</text:span></text:p>
                  </text:list-item>
                  <text:list-item>
                    <text:p text:style-name="P8"><text:span text:style-name="T3">using git toolchain</text:span></text:p>
                  </text:list-item>
                  <text:list-item>
                    <text:p text:style-name="P8"><text:span text:style-name="T3">collaborate via git 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frame draw:name="Foliennummernplatzhalter 4" presentation:style-name="pr6" draw:text-style-name="P11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Application components </text:span></text:p>
          </draw:text-box>
        </draw:frame>
        <draw:frame draw:name="Inhaltsplatzhalter 2" presentation:style-name="pr5" draw:text-style-name="P9" draw:layer="layout" svg:width="26.704cm" svg:height="11.937cm" svg:x="1.89cm" svg:y="5.8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3">User-Management</text:span></text:p>
                    <text:list>
                      <text:list-item>
                        <text:p text:style-name="P13"><text:span text:style-name="T4">Nedb</text:span><text:span text:style-name="T3"> → cloudant</text:span></text:p>
                      </text:list-item>
                    </text:list>
                  </text:list-item>
                  <text:list-item>
                    <text:p text:style-name="P13"><text:span text:style-name="T3">File-Management</text:span></text:p>
                    <text:list>
                      <text:list-item>
                        <text:p text:style-name="P13"><text:span text:style-name="T3">Multer </text:span></text:p>
                      </text:list-item>
                    </text:list>
                  </text:list-item>
                  <text:list-item>
                    <text:p text:style-name="P13"><text:span text:style-name="T3"><text:s/></text:span><text:span text:style-name="T3">Security </text:span></text:p>
                    <text:list>
                      <text:list-item>
                        <text:p text:style-name="P13"><text:span text:style-name="T3"/></text:p>
                      </text:list-item>
                    </text:list>
                  </text:list-item>
                  <text:list-item>
                    <text:p text:style-name="P13"><text:span text:style-name="T3">Multichat </text:span></text:p>
                    <text:list>
                      <text:list-item>
                        <text:p text:style-name="P13"><text:span text:style-name="T3">socket.io</text:span></text:p>
                      </text:list-item>
                    </text:list>
                  </text:list-item>
                  <text:list-item>
                    <text:p text:style-name="P13"><text:span text:style-name="T3">Services</text:span></text:p>
                    <text:list>
                      <text:list-item>
                        <text:p text:style-name="P13"><text:span text:style-name="T3">Watson Visual Recognition</text:span></text:p>
                      </text:list-item>
                    </text:list>
                  </text:list-item>
                  <text:list-item>
                    <text:p text:style-name="P13"><text:span text:style-name="T3">Scalabilty</text:span></text:p>
                    <text:list>
                      <text:list-item>
                        <text:p text:style-name="P13"><text:span text:style-name="T3"/></text:p>
                        <text:p text:style-name="P13"><text:span text:style-name="T3"/></text:p>
                      </text:list-item>
                    </text:list>
                    <text:p text:style-name="P8"><text:span text:style-name="T3"/></text:p>
                  </text:list-item>
                </text:list>
              </text:list-item>
            </text:list>
          </draw:text-box>
        </draw:frame>
        <draw:frame draw:name="Foliennummernplatzhalter 4" presentation:style-name="pr8" draw:text-style-name="P11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Obstacles</text:span></text:p>
          </draw:text-box>
        </draw:frame>
        <draw:frame draw:name="Inhaltsplatzhalter 2" presentation:style-name="pr5" draw:text-style-name="P9" draw:layer="layout" svg:width="26.704cm" svg:height="11.937cm" svg:x="1.89cm" svg:y="5.8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3">Webcam implementation in javascript</text:span></text:p>
                  </text:list-item>
                  <text:list-item>
                    <text:p text:style-name="P8"><text:span text:style-name="T3">asynchronous callback in javascript 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frame draw:name="Foliennummernplatzhalter 4" presentation:style-name="pr9" draw:text-style-name="P14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Security report</text:span></text:p>
          </draw:text-box>
        </draw:frame>
        <draw:frame draw:name="Inhaltsplatzhalter 2" presentation:style-name="pr5" draw:text-style-name="P9" draw:layer="layout" svg:width="26.704cm" svg:height="11.937cm" svg:x="1.89cm" svg:y="5.81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3"><text:s/></text:span></text:p>
                    <text:p text:style-name="P8"><text:span text:style-name="T3"/></text:p>
                  </text:list-header>
                </text:list>
              </text:list-item>
            </text:list>
          </draw:text-box>
        </draw:frame>
        <draw:frame draw:name="Foliennummernplatzhalter 4" presentation:style-name="pr9" draw:text-style-name="P14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Demo</text:span></text:p>
          </draw:text-box>
        </draw:frame>
        <draw:frame draw:name="Foliennummernplatzhalter 4" presentation:style-name="pr9" draw:text-style-name="P14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Inhaltsplatzhalter 2" presentation:style-name="pr5" draw:text-style-name="P16" draw:layer="layout" svg:width="30.455cm" svg:height="11.937cm" svg:x="3.581cm" svg:y="5.812cm" presentation:class="outline" presentation:user-transformed="true">
          <draw:text-box>
            <text:p text:style-name="P15"><text:span text:style-name="T5"/></text:p>
            <text:p text:style-name="P15"><text:span text:style-name="T5"/></text:p>
            <text:p text:style-name="P15"><text:span text:style-name="T5">https://hsrt-chatroom-group-j.mybluemix.net/</text:span></text:p>
            <text:list text:style-name="L2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2">Lessons learned</text:span></text:p>
          </draw:text-box>
        </draw:frame>
        <draw:frame draw:name="Inhaltsplatzhalter 2" presentation:style-name="pr5" draw:text-style-name="P9" draw:layer="layout" svg:width="26.704cm" svg:height="11.937cm" svg:x="1.89cm" svg:y="5.8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3">asynchronous callback in javascript </text:span></text:p>
                  </text:list-item>
                  <text:list-item>
                    <text:p text:style-name="P8"><text:span text:style-name="T3">Good API Documentation for Watson services</text:span></text:p>
                    <text:p text:style-name="P8"><text:span text:style-name="T3"/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frame draw:name="Foliennummernplatzhalter 4" presentation:style-name="pr10" draw:text-style-name="P11" draw:layer="layout" svg:width="3.205cm" svg:height="3.029cm" svg:x="29.804cm" svg:y="2.092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Arial1" svg:font-family="Arial" style:font-pitch="variable"/>
    <style:font-face style:name="Nimbus Roman1" svg:font-family="'Nimbus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none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gradient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gradient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gradient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amenskarte-background" style:family="presentation">
      <style:graphic-properties draw:stroke="none" draw:fill="gradient"/>
      <style:text-properties style:letter-kerning="true"/>
    </style:style>
    <style:style style:name="Namenskar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menskar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menskarte-outline1" style:family="presentation">
      <style:graphic-properties draw:stroke="none" draw:fill="none" draw:auto-grow-height="false" draw:fit-to-size="shrink-to-fit">
        <text:list-style style:name="Namenskar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24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amenskarte-outline2" style:family="presentation" style:parent-style-name="Namenskart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menskarte-outline3" style:family="presentation" style:parent-style-name="Namenskart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menskarte-outline4" style:family="presentation" style:parent-style-name="Namenskart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menskarte-outline5" style:family="presentation" style:parent-style-name="Namenskarte-outline4">
      <style:paragraph-properties fo:margin-top="0.1cm" fo:margin-bottom="0cm"/>
      <style:text-properties fo:font-size="20pt" style:font-size-asian="20pt" style:font-size-complex="20pt"/>
    </style:style>
    <style:style style:name="Namenskarte-outline6" style:family="presentation" style:parent-style-name="Namenskarte-outline5">
      <style:paragraph-properties fo:margin-top="0.1cm" fo:margin-bottom="0cm"/>
      <style:text-properties fo:font-size="20pt" style:font-size-asian="20pt" style:font-size-complex="20pt"/>
    </style:style>
    <style:style style:name="Namenskarte-outline7" style:family="presentation" style:parent-style-name="Namenskarte-outline6">
      <style:paragraph-properties fo:margin-top="0.1cm" fo:margin-bottom="0cm"/>
      <style:text-properties fo:font-size="20pt" style:font-size-asian="20pt" style:font-size-complex="20pt"/>
    </style:style>
    <style:style style:name="Namenskarte-outline8" style:family="presentation" style:parent-style-name="Namenskarte-outline7">
      <style:paragraph-properties fo:margin-top="0.1cm" fo:margin-bottom="0cm"/>
      <style:text-properties fo:font-size="20pt" style:font-size-asian="20pt" style:font-size-complex="20pt"/>
    </style:style>
    <style:style style:name="Namenskarte-outline9" style:family="presentation" style:parent-style-name="Namenskarte-outline8">
      <style:paragraph-properties fo:margin-top="0.1cm" fo:margin-bottom="0cm"/>
      <style:text-properties fo:font-size="20pt" style:font-size-asian="20pt" style:font-size-complex="20pt"/>
    </style:style>
    <style:style style:name="Namenskarte-subtitle" style:family="presentation">
      <style:graphic-properties draw:stroke="none" draw:fill="none" draw:textarea-vertical-align="middle">
        <text:list-style style:name="Namenskar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menskarte-title" style:family="presentation">
      <style:graphic-properties draw:stroke="none" draw:fill="none" draw:textarea-vertical-align="middle">
        <text:list-style style:name="Namenskar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Arial2" style:font-family-asian="Arial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39cde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Nur_20_Titel-backgroundobjects">
      <style:graphic-properties draw:stroke="none" draw:fill="none" draw:fill-color="#ffffff" draw:auto-grow-height="false" fo:min-height="1.397cm"/>
    </style:style>
    <style:style style:name="Mpr13" style:family="presentation" style:parent-style-name="Nur_20_Titel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Namenskart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Namenskart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Namenskar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Namenskarte-backgroundobjects">
      <style:graphic-properties draw:stroke="none" draw:fill="none" draw:fill-color="#ffffff" draw:auto-grow-height="false" fo:min-height="1.397cm"/>
    </style:style>
    <style:style style:name="Mpr18" style:family="presentation" style:parent-style-name="Namenskar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39cde7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C9AD97D42FB9EC41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003EB0EE9F001257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16-12-22">12/22/16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3">Berechtigungsmanagement - MIS SS2016</text:span></text:p>
        </draw:text-box>
      </draw:frame>
      <draw:frame draw:name="Slide Number Placeholder 5" presentation:style-name="Mpr2" draw:text-style-name="MP14" draw:layer="backgroundobjects" svg:width="3.254cm" svg:height="3.767cm" svg:x="25.709cm" svg:y="7.6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14" draw:style-name="Mgr3" draw:text-style-name="MP5" draw:layer="backgroundobjects" svg:width="28.993cm" svg:height="0.891cm" svg:x="0cm" svg:y="5.473cm">
        <draw:image xlink:href="Pictures/10000201000005960000002C57F2EF345B28DF8A.png" xlink:type="simple" xlink:show="embed" xlink:actuate="onLoad">
          <text:p/>
        </draw:image>
      </draw:frame>
      <draw:frame draw:name="Picture 15" draw:style-name="Mgr3" draw:text-style-name="MP5" draw:layer="backgroundobjects" svg:width="4.452cm" svg:height="0.4cm" svg:x="29.405cm" svg:y="5.476cm">
        <draw:image xlink:href="Pictures/10000201000001F40000002D003EB0EE9F001257.png" xlink:type="simple" xlink:show="embed" xlink:actuate="onLoad">
          <text:p/>
        </draw:image>
      </draw:frame>
      <draw:custom-shape draw:name="Rectangle 16" draw:style-name="Mgr4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6" draw:layer="backgroundobjects" svg:width="26.704cm" svg:height="3.002cm" svg:x="1.89cm" svg:y="2.092cm" presentation:class="title" presentation:user-transformed="true">
        <draw:text-box>
          <text:p text:style-name="MP15"><text:span text:style-name="MT4">Titelmasterformat durch Klicken bearbeiten</text:span></text:p>
        </draw:text-box>
      </draw:frame>
      <draw:frame draw:name="Content Placeholder 2" presentation:style-name="Mpr6" draw:text-style-name="MP20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Formatvorlagen des Textmasters bearbeiten</text:span></text:p>
                                      <text:list>
                                        <text:list-item>
                                          <text:p text:style-name="MP18"><text:span text:style-name="MT6">Zweite Ebene</text:span></text:p>
                                          <text:list>
                                            <text:list-item>
                                              <text:p text:style-name="MP18"><text:span text:style-name="MT7">Dritte Ebene</text:span></text:p>
                                              <text:list>
                                                <text:list-item>
                                                  <text:p text:style-name="MP19"><text:span text:style-name="MT8">Vierte Ebene</text:span></text:p>
                                                </text:list-item>
                                                <text:list-item>
                                                  <text:p text:style-name="MP19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16-12-22">12/22/16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3">Berechtigungsmanagement - MIS SS2016</text:span></text:p>
        </draw:text-box>
      </draw:frame>
      <draw:frame draw:name="Slide Number Placeholder 5" presentation:style-name="Mpr7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8.624cm" svg:height="10.476cm" svg:x="1.482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5" draw:style-name="Mgr3" draw:text-style-name="MP5" draw:layer="backgroundobjects" svg:width="28.993cm" svg:height="0.891cm" svg:x="0cm" svg:y="5.473cm">
        <draw:image xlink:href="Pictures/10000201000005960000002C5D367EAD33CA6E3F.png" xlink:type="simple" xlink:show="embed" xlink:actuate="onLoad">
          <text:p/>
        </draw:image>
      </draw:frame>
      <draw:frame draw:name="Picture 6" draw:style-name="Mgr3" draw:text-style-name="MP5" draw:layer="backgroundobjects" svg:width="4.452cm" svg:height="0.4cm" svg:x="29.405cm" svg:y="5.476cm">
        <draw:image xlink:href="Pictures/10000201000001F40000002D003EB0EE9F001257.png" xlink:type="simple" xlink:show="embed" xlink:actuate="onLoad">
          <text:p/>
        </draw:image>
      </draw:frame>
      <draw:custom-shape draw:name="Rectangle 7" draw:style-name="Mgr4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6" draw:layer="backgroundobjects" svg:width="26.704cm" svg:height="3.002cm" svg:x="1.89cm" svg:y="2.092cm" presentation:class="title" presentation:user-transformed="true">
        <draw:text-box>
          <text:p text:style-name="MP15"><text:span text:style-name="MT4">Titelmasterformat durch Klicken bearbeiten</text:span></text:p>
        </draw:text-box>
      </draw:frame>
      <draw:frame draw:name="Date Placeholder 2" presentation:style-name="Mpr11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16-12-22">12/22/16</text:date></text:span></text:p>
        </draw:text-box>
      </draw:frame>
      <draw:frame draw:name="Footer Placeholder 3" presentation:style-name="Mpr11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3">Berechtigungsmanagement - MIS SS2016</text:span></text:p>
        </draw:text-box>
      </draw:frame>
      <draw:frame draw:name="Slide Number Placeholder 4" presentation:style-name="Mpr11" draw:text-style-name="MP14" draw:layer="backgroundobjects" svg:width="3.205cm" svg:height="3.029cm" svg:x="29.804cm" svg:y="2.09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8.624cm" svg:height="10.476cm" svg:x="1.482cm" svg:y="2.123cm" presentation:class="page"/>
        <draw:frame presentation:style-name="Nur_20_Titel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menskart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E5BC21280811B611.png" xlink:type="simple" xlink:show="embed" xlink:actuate="onLoad">
          <text:p/>
        </draw:image>
      </draw:frame>
      <draw:frame draw:name="Picture 8" draw:style-name="Mgr3" draw:text-style-name="MP5" draw:layer="backgroundobjects" svg:width="28.993cm" svg:height="0.891cm" svg:x="0cm" svg:y="16.468cm">
        <draw:image xlink:href="Pictures/10000201000005960000002C00EF90BB94819FF4.png" xlink:type="simple" xlink:show="embed" xlink:actuate="onLoad">
          <text:p/>
        </draw:image>
      </draw:frame>
      <draw:frame draw:name="Picture 9" draw:style-name="Mgr3" draw:text-style-name="MP5" draw:layer="backgroundobjects" svg:width="4.452cm" svg:height="0.4cm" svg:x="29.405cm" svg:y="16.471cm">
        <draw:image xlink:href="Pictures/10000201000001F40000002D003EB0EE9F001257.png" xlink:type="simple" xlink:show="embed" xlink:actuate="onLoad">
          <text:p/>
        </draw:image>
      </draw:frame>
      <draw:custom-shape draw:name="Rectangle 10" draw:style-name="Mgr4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22" draw:layer="backgroundobjects" svg:width="26.704cm" svg:height="1.634cm" svg:x="1.89cm" svg:y="13.088cm" presentation:class="title" presentation:user-transformed="true">
        <draw:text-box>
          <text:p text:style-name="MP21"><text:span text:style-name="MT9">Titelmasterformat durch Klicken bearbeiten</text:span></text:p>
        </draw:text-box>
      </draw:frame>
      <draw:frame draw:name="Text Placeholder 3" presentation:style-name="Mpr15" draw:text-style-name="MP24" draw:layer="backgroundobjects" svg:width="26.704cm" svg:height="1.394cm" svg:x="1.89cm" svg:y="14.723cm" presentation:class="outline" presentation:user-transformed="true">
        <draw:text-box>
          <text:list text:style-name="ML3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  <text:list>
                                    <text:list-item>
                                      <text:p text:style-name="MP23"><text:span text:style-name="MT8">Seventh Outline LevelFormatvorlagen des Textmasters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16-12-22">12/22/16</text:date></text:span></text:p>
        </draw:text-box>
      </draw:frame>
      <draw:frame draw:name="Footer Placeholder 5" presentation:style-name="Mpr16" draw:text-style-name="MP11" draw:layer="backgroundobjects" svg:width="19.084cm" svg:height="1.013cm" svg:x="1.89cm" svg:y="16.489cm" presentation:class="footer" presentation:user-transformed="true">
        <draw:text-box>
          <text:p text:style-name="MP12"><text:span text:style-name="MT3">Berechtigungsmanagement - MIS SS2016</text:span></text:p>
        </draw:text-box>
      </draw:frame>
      <draw:frame draw:name="Slide Number Placeholder 6" presentation:style-name="Mpr16" draw:text-style-name="MP14" draw:layer="backgroundobjects" svg:width="3.205cm" svg:height="3.029cm" svg:x="29.804cm" svg:y="13.08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Namenskarte-title" draw:layer="backgroundobjects" svg:width="18.624cm" svg:height="10.476cm" svg:x="1.482cm" svg:y="2.123cm" presentation:class="page"/>
        <draw:frame presentation:style-name="Namenskart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rechtigungsmanagement MIS SS2016</dc:title>
    <meta:initial-creator>Anna Kopp</meta:initial-creator>
    <meta:editing-cycles>55</meta:editing-cycles>
    <meta:creation-date>2016-07-04T12:43:18</meta:creation-date>
    <dc:date>2016-12-22T18:46:52.933025418</dc:date>
    <meta:editing-duration>PT1H21M32S</meta:editing-duration>
    <meta:generator>LibreOffice/5.1.6.2.0$Linux_X86_64 LibreOffice_project/10m0$Build-2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M04033917[[fn=Berlin]]" xlink:href=""/>
  </office:meta>
</office:document-meta>
</file>